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cdd9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d468c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7e9d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b0e3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d468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c4be4" officeooo:paragraph-rsid="000c4be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cdd9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d468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d468c" officeooo:paragraph-rsid="000d468c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d924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ea726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e5ff4" officeooo:paragraph-rsid="000e5ff4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ea726" officeooo:paragraph-rsid="000ea726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06a4c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14a4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07b30" officeooo:paragraph-rsid="00107b30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14a4a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3059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30593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69682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c6e89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8821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a3524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b2a2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c98cf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69682" officeooo:paragraph-rsid="00169682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9bd2a" officeooo:paragraph-rsid="0019bd2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1c6e89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cc2d1" officeooo:paragraph-rsid="001cc2d1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cc2d1" officeooo:paragraph-rsid="001dc535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dc535" officeooo:paragraph-rsid="001dc535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dc535" officeooo:paragraph-rsid="0020c919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20c919" officeooo:paragraph-rsid="0020c919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20c919" officeooo:paragraph-rsid="00225fda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25fda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4bfd2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670bf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6e9db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3ca74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670bf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6e9db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24bfd2" officeooo:paragraph-rsid="0024bfd2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24bfd2" officeooo:paragraph-rsid="0026e9db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26e9db" officeooo:paragraph-rsid="0026e9db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26e9db" officeooo:paragraph-rsid="00272575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272575" officeooo:paragraph-rsid="00272575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272575" officeooo:paragraph-rsid="00275d73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273621" officeooo:paragraph-rsid="00273621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75d73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8b5cb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9fc07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bbdbd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cf119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7cc6e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87825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8b5cb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9fc07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bbdbd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2b62c7" officeooo:paragraph-rsid="002b62c7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2b62c7" officeooo:paragraph-rsid="002bbdbd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bbdbd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cf119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6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ea726" style:font-size-asian="10.5pt" style:font-weight-asian="bold" style:font-size-complex="12pt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14a4a" style:font-size-asian="10.5pt" style:font-weight-asian="bold" style:font-size-complex="12pt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0593" style:font-size-asian="10.5pt" style:font-weight-asian="bold" style:font-size-complex="12pt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9682" style:font-size-asian="10.5pt" style:font-weight-asian="bold" style:font-size-complex="12pt" style:font-weight-complex="bold"/>
    </style:style>
    <style:style style:name="P7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b2a24" style:font-size-asian="10.5pt" style:font-weight-asian="bold" style:font-size-complex="12pt" style:font-weight-complex="bold"/>
    </style:style>
    <style:style style:name="P7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6e89" style:font-size-asian="10.5pt" style:font-weight-asian="bold" style:font-size-complex="12pt" style:font-weight-complex="bold"/>
    </style:style>
    <style:style style:name="P7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98cf" style:font-size-asian="10.5pt" style:font-weight-asian="bold" style:font-size-complex="12pt" style:font-weight-complex="bold"/>
    </style:style>
    <style:style style:name="P7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c2d1" style:font-size-asian="10.5pt" style:font-weight-asian="bold" style:font-size-complex="12pt" style:font-weight-complex="bold"/>
    </style:style>
    <style:style style:name="P7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dc535" style:font-size-asian="10.5pt" style:font-weight-asian="bold" style:font-size-complex="12pt" style:font-weight-complex="bold"/>
    </style:style>
    <style:style style:name="P7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c919" style:font-size-asian="10.5pt" style:font-weight-asian="bold" style:font-size-complex="12pt" style:font-weight-complex="bold"/>
    </style:style>
    <style:style style:name="P7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06a4c" style:font-size-asian="10.5pt" style:font-weight-asian="bold" style:font-size-complex="12pt" style:font-weight-complex="bold"/>
    </style:style>
    <style:style style:name="P7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a3524" style:font-size-asian="10.5pt" style:font-weight-asian="bold" style:font-size-complex="12pt" style:font-weight-complex="bold"/>
    </style:style>
    <style:style style:name="P7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25fda" style:font-size-asian="10.5pt" style:font-weight-asian="bold" style:font-size-complex="12pt" style:font-weight-complex="bold"/>
    </style:style>
    <style:style style:name="P7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ca74" style:font-size-asian="10.5pt" style:font-weight-asian="bold" style:font-size-complex="12pt" style:font-weight-complex="bold"/>
    </style:style>
    <style:style style:name="P8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4bfd2" style:font-size-asian="10.5pt" style:font-weight-asian="bold" style:font-size-complex="12pt" style:font-weight-complex="bold"/>
    </style:style>
    <style:style style:name="P8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70bf" style:font-size-asian="10.5pt" style:font-weight-asian="bold" style:font-size-complex="12pt" style:font-weight-complex="bold"/>
    </style:style>
    <style:style style:name="P8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e9db" style:font-size-asian="10.5pt" style:font-weight-asian="bold" style:font-size-complex="12pt" style:font-weight-complex="bold"/>
    </style:style>
    <style:style style:name="P8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2575" style:font-size-asian="10.5pt" style:font-weight-asian="bold" style:font-size-complex="12pt" style:font-weight-complex="bold"/>
    </style:style>
    <style:style style:name="P8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5d73" style:font-size-asian="10.5pt" style:font-weight-asian="bold" style:font-size-complex="12pt" style:font-weight-complex="bold"/>
    </style:style>
    <style:style style:name="P8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87825" style:font-size-asian="10.5pt" style:font-weight-asian="bold" style:font-size-complex="12pt" style:font-weight-complex="bold"/>
    </style:style>
    <style:style style:name="P8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8b5cb" style:font-size-asian="10.5pt" style:font-weight-asian="bold" style:font-size-complex="12pt" style:font-weight-complex="bold"/>
    </style:style>
    <style:style style:name="P8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fc07" style:font-size-asian="10.5pt" style:font-weight-asian="bold" style:font-size-complex="12pt" style:font-weight-complex="bold"/>
    </style:style>
    <style:style style:name="P8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62c7" style:font-size-asian="10.5pt" style:font-weight-asian="bold" style:font-size-complex="12pt" style:font-weight-complex="bold"/>
    </style:style>
    <style:style style:name="P8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bdbd" style:font-size-asian="10.5pt" style:font-weight-asian="bold" style:font-size-complex="12pt" style:font-weight-complex="bold"/>
    </style:style>
    <style:style style:name="P9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f119" style:font-size-asian="10.5pt" style:font-weight-asian="bold" style:font-size-complex="12pt" style:font-weight-complex="bold"/>
    </style:style>
    <style:style style:name="P91" style:family="paragraph" style:parent-style-name="Standard">
      <style:paragraph-properties fo:text-align="start" style:justify-single-word="false"/>
      <style:text-properties fo:font-size="12pt" fo:font-weight="bold" officeooo:rsid="002bbdbd" officeooo:paragraph-rsid="002bbdbd" style:font-size-asian="10.5pt" style:font-weight-asian="bold" style:font-size-complex="12pt" style:font-weight-complex="bold"/>
    </style:style>
    <style:style style:name="P92" style:family="paragraph" style:parent-style-name="Standard">
      <style:paragraph-properties fo:text-align="start" style:justify-single-word="false" fo:break-before="page"/>
      <style:text-properties fo:font-size="12pt" fo:font-weight="normal" officeooo:rsid="00273621" officeooo:paragraph-rsid="00275d73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cf119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ec96d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ec96d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ec96d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ec96d" style:font-size-asian="10.5pt" style:font-weight-asian="bold" style:font-size-complex="12pt" style:font-weight-complex="bold"/>
    </style:style>
    <style:style style:name="T1" style:family="text">
      <style:text-properties officeooo:rsid="0007ca23"/>
    </style:style>
    <style:style style:name="T2" style:family="text">
      <style:text-properties officeooo:rsid="000ea726"/>
    </style:style>
    <style:style style:name="T3" style:family="text">
      <style:text-properties officeooo:rsid="00106a4c"/>
    </style:style>
    <style:style style:name="T4" style:family="text">
      <style:text-properties officeooo:rsid="00114a4a"/>
    </style:style>
    <style:style style:name="T5" style:family="text">
      <style:text-properties officeooo:rsid="00149c27"/>
    </style:style>
    <style:style style:name="T6" style:family="text">
      <style:text-properties officeooo:rsid="00169682"/>
    </style:style>
    <style:style style:name="T7" style:family="text">
      <style:text-properties officeooo:rsid="001a3524"/>
    </style:style>
    <style:style style:name="T8" style:family="text">
      <style:text-properties officeooo:rsid="001c6e89"/>
    </style:style>
    <style:style style:name="T9" style:family="text">
      <style:text-properties officeooo:rsid="001dc535"/>
    </style:style>
    <style:style style:name="T10" style:family="text">
      <style:text-properties officeooo:rsid="0020c919"/>
    </style:style>
    <style:style style:name="T11" style:family="text">
      <style:text-properties officeooo:rsid="0021f37d"/>
    </style:style>
    <style:style style:name="T12" style:family="text">
      <style:text-properties officeooo:rsid="00117923"/>
    </style:style>
    <style:style style:name="T13" style:family="text">
      <style:text-properties officeooo:rsid="0018d0a2"/>
    </style:style>
    <style:style style:name="T14" style:family="text">
      <style:text-properties officeooo:rsid="000d2382"/>
    </style:style>
    <style:style style:name="T15" style:family="text">
      <style:text-properties officeooo:rsid="0024bfd2"/>
    </style:style>
    <style:style style:name="T16" style:family="text">
      <style:text-properties officeooo:rsid="002670bf"/>
    </style:style>
    <style:style style:name="T17" style:family="text">
      <style:text-properties officeooo:rsid="0026e9db"/>
    </style:style>
    <style:style style:name="T18" style:family="text">
      <style:text-properties officeooo:rsid="00272575"/>
    </style:style>
    <style:style style:name="T19" style:family="text">
      <style:text-properties officeooo:rsid="00275d73"/>
    </style:style>
    <style:style style:name="T20" style:family="text">
      <style:text-properties style:text-position="0% 100%"/>
    </style:style>
    <style:style style:name="T21" style:family="text">
      <style:text-properties officeooo:rsid="00287825"/>
    </style:style>
    <style:style style:name="T22" style:family="text">
      <style:text-properties officeooo:rsid="0028b5cb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27cc6e" style:font-weight-asian="normal" style:font-weight-complex="normal"/>
    </style:style>
    <style:style style:name="T25" style:family="text">
      <style:text-properties officeooo:rsid="0027cc6e"/>
    </style:style>
    <style:style style:name="T26" style:family="text">
      <style:text-properties officeooo:rsid="002bbdbd"/>
    </style:style>
    <style:style style:name="T27" style:family="text">
      <style:text-properties officeooo:rsid="002cf119"/>
    </style:style>
    <style:style style:name="T28" style:family="text">
      <style:text-properties officeooo:rsid="002ec96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mecanitzat</text:span> G<text:span text:style-name="T1">M</text:span></text:p>
      <text:p text:style-name="P65"/>
      <text:p text:style-name="P65"/>
      <text:p text:style-name="P65">Dilluns<text:tab/>25/09/23</text:p>
      <text:p text:style-name="P2">Presentació assignatura.</text:p>
      <text:p text:style-name="P6">Comentem l'ús del lloc web.</text:p>
      <text:p text:style-name="P5">Comentem les normes del taller.</text:p>
      <text:p text:style-name="P5"/>
      <text:p text:style-name="P8">Comentem equip personal de protecció</text:p>
      <text:p text:style-name="P8">Veure catàleg “<text:a xlink:type="simple" xlink:href="https://www.laherramientabalear.com/web/content/82158">Herramienta Balear</text:a>”</text:p>
      <text:p text:style-name="P8"/>
      <text:p text:style-name="P9">Feim pressupost d'equip de protecció.</text:p>
      <text:p text:style-name="P9"/>
      <text:p text:style-name="P12">Unitat1 – El puesto de trabajo</text:p>
      <text:p text:style-name="P9">Comentem apartats </text:p>
      <text:p text:style-name="P9">1.1 Condicions del lloc de feina</text:p>
      <text:p text:style-name="P9">1.2 Màquines</text:p>
      <text:p text:style-name="P3"/>
      <text:p text:style-name="P65"/>
      <text:p text:style-name="P65">Dimarts<text:tab/>26/09/23</text:p>
      <text:p text:style-name="P10"/>
      <text:p text:style-name="P10">Vídeos “<text:a xlink:type="simple" xlink:href="https://youtu.be/_fSakYlWCfQ?si=HuPg0YlKcarvmAo_">Fundamentos del mecanizado</text:a>” y “<text:a xlink:type="simple" xlink:href="https://youtu.be/b-lX9TVDnJY?si=uBCCAZK4tuxFg3qD">Qué es y para qué sirve el rectificado</text:a>”</text:p>
      <text:p text:style-name="P10">Comencem a comentar l'apartat 1.3.1 Equipament bàsic</text:p>
      <text:p text:style-name="P7"/>
      <text:p text:style-name="P10">Comentem serra d'arc</text:p>
      <text:p text:style-name="P10">Vídeo “<text:a xlink:type="simple" xlink:href="https://youtu.be/Rk6YHFmFMbk?si=Vr0bI1OlRbMr2DJ9">Cómo cortar con sierra de arco</text:a>”</text:p>
      <text:p text:style-name="P4"/>
      <text:p text:style-name="P11">Baixam al taller per preparar les serres d'arc i fer una prova de tall de pletina.</text:p>
      <text:p text:style-name="P11"/>
      <text:p text:style-name="P65"/>
      <text:p text:style-name="P65"/>
      <text:p text:style-name="P65">Dimecres<text:tab/>27/09/23</text:p>
      <text:p text:style-name="P14">Enriqueta es presenta i comenta el suport d'anglès.</text:p>
      <text:p text:style-name="P12">Unitat1 – El puesto de trabajo</text:p>
      <text:p text:style-name="P12">Comentem claus fixes, estel, mixtes, tub, vaso, articulades, dinamomètriques, allen, torx, anglesa, grifa, cremallera, tornillo.</text:p>
      <text:p text:style-name="P12">Baixem al taller per fer pletina de 50 x 15 (per taquilles). </text:p>
      <text:p text:style-name="P65"/>
      <text:p text:style-name="P65">Dijous<text:tab/><text:tab/>28/09/23</text:p>
      <text:p text:style-name="P15">Inventari taller 1 mecanitzat, cada alumne fa invetari del seu calaix.</text:p>
      <text:p text:style-name="P13">Unitat1 – El puesto de trabajo</text:p>
      <text:p text:style-name="P13">Comentem <text:span text:style-name="T2">eines de subjecció: alicates.</text:span></text:p>
      <text:p text:style-name="P66"/>
      <text:p text:style-name="P76">Dilluns<text:tab/><text:span text:style-name="T3">0</text:span>2/<text:span text:style-name="T3">10</text:span>/23</text:p>
      <text:p text:style-name="P16">Unitat 1 El puesto de trabajo</text:p>
      <text:p text:style-name="P16">Comentem alicates para anillos seiger, regulables, mordazas, tornillo banco, herramientas de corte, herraminetas de percusión y de impacto.</text:p>
      <text:p text:style-name="P16"/>
      <text:p text:style-name="P16">Mirem vídeo explicatiu de com llimar.</text:p>
      <text:p text:style-name="P21">https://youtu.be/_Xa8KrsecbQ?si=lXMvfuv4JCIpag4k</text:p>
      <text:p text:style-name="P16"/>
      <text:p text:style-name="P18">Baixem al taller a continuar fent peces de 50 x 15.</text:p>
      <text:p text:style-name="P67"><text:soft-page-break/>Di<text:span text:style-name="T4">marts</text:span><text:tab/><text:span text:style-name="T3">03</text:span>/<text:span text:style-name="T3">10</text:span>/23</text:p>
      <text:p text:style-name="P17">Unitat <text:span text:style-name="T4">2 Representacion gràfica</text:span></text:p>
      <text:p text:style-name="P19">Comentem document “trazado_representacion_grafica.pdf”</text:p>
      <text:p text:style-name="P19">Mirem vídeo explicatiu de com taladrar</text:p>
      <text:p text:style-name="P19">https://youtu.be/p6aK5HLJibA?feature=shared</text:p>
      <text:p text:style-name="P21">Baixem al taller, on faig demostració de com taladrar i comentem con fixar les peces per posar pany a les taquilles.</text:p>
      <text:p text:style-name="P21"/>
      <text:p text:style-name="P21"/>
      <text:p text:style-name="P68">Di<text:span text:style-name="T4">mecres</text:span><text:tab/><text:span text:style-name="T3">04</text:span>/<text:span text:style-name="T3">10</text:span>/23</text:p>
      <text:p text:style-name="P21">Aviso que demà farem treball autònom a classe, consistint en respondre a preguntes relacionades amb la teoria que hem vist fins ara (eines i acotació).</text:p>
      <text:p text:style-name="P21">Baixem al taller per continuar amb les peces per posar pany a les taquilles.</text:p>
      <text:p text:style-name="P21"/>
      <text:p text:style-name="P21"/>
      <text:p text:style-name="P68">D<text:span text:style-name="T5">ijous</text:span><text:tab/><text:span text:style-name="T3">05</text:span>/<text:span text:style-name="T3">10</text:span>/23</text:p>
      <text:p text:style-name="P21">Treball autònom, consistint en respondre a preguntes relacionades amb la teoria que hem vist fins ara (eines i acotació).</text:p>
      <text:p text:style-name="P21"/>
      <text:p text:style-name="P20"/>
      <text:p text:style-name="P69">D<text:span text:style-name="T5">illuns</text:span><text:tab/><text:span text:style-name="T3">09</text:span>/<text:span text:style-name="T3">10</text:span>/23</text:p>
      <text:p text:style-name="P28">Explicació lectura peu de rei.</text:p>
      <text:p text:style-name="P29">Pràctica de lectura amb peu de rei virtual (virtual calliper).</text:p>
      <text:p text:style-name="P22"><text:span text:style-name="T6">Entrga </text:span><text:a xlink:type="simple" xlink:href="https://paulinoposada.github.io/web_me/documents/pisa_papeles_pieza_1.pdf"><text:span text:style-name="T6">plànol peu de pisapaper</text:span></text:a><text:span text:style-name="T6">.</text:span> </text:p>
      <text:p text:style-name="P24">Baixem al taller. Els alumnes que han acabat de fer les pletines per les taquilles començen amb el peu del pisa papers. </text:p>
      <text:p text:style-name="P21"/>
      <text:p text:style-name="P21"/>
      <text:p text:style-name="P77">D<text:span text:style-name="T5">imarts</text:span><text:tab/><text:span text:style-name="T7">10</text:span>/<text:span text:style-name="T3">10</text:span>/23</text:p>
      <text:p text:style-name="P25">Baixem al taller. <text:span text:style-name="T7">Continuem</text:span> amb el peu del pisa papers.</text:p>
      <text:p text:style-name="P25"><text:a xlink:type="simple" xlink:href="https://paulinoposada.github.io/web_mec/documents/pisa_papeles_pieza_1.pdf"><text:span text:style-name="T7">Peça 1</text:span></text:a><text:span text:style-name="T7">: <text:s/>quadrada de 70 x 70, de pletina de 6,6 x 70</text:span>.</text:p>
      <text:p text:style-name="P25"><text:span text:style-name="T7">Tolerància 1 mm.</text:span> </text:p>
      <text:p text:style-name="P70"/>
      <text:p text:style-name="P70"/>
      <text:p text:style-name="P70">D<text:span text:style-name="T5">imecres</text:span><text:tab/><text:span text:style-name="T7">11</text:span>/<text:span text:style-name="T3">10</text:span>/23</text:p>
      <text:p text:style-name="P26">Baixem al taller. </text:p>
      <text:p text:style-name="P26"><text:span text:style-name="T7">Comencem amb la </text:span><text:a xlink:type="simple" xlink:href="https://paulinoposada.github.io/web_mec/documents/pisa_papeles_pieza_2.pdf"><text:span text:style-name="T7">peça 2</text:span></text:a> del pisa papers. </text:p>
      <text:p text:style-name="P70"/>
      <text:p text:style-name="P70"/>
      <text:p text:style-name="P70">D<text:span text:style-name="T5">illuns</text:span><text:tab/><text:span text:style-name="T7">16</text:span>/<text:span text:style-name="T3">10</text:span>/23</text:p>
      <text:p text:style-name="P26">Baixem al taller. </text:p>
      <text:p text:style-name="P26"><text:span text:style-name="T7">Continuem</text:span> amb el pisa papers.</text:p>
      <text:p text:style-name="P21"/>
      <text:p text:style-name="P21"/>
      <text:p text:style-name="P71">D<text:span text:style-name="T8">imarts</text:span><text:tab/><text:span text:style-name="T7">17</text:span>/<text:span text:style-name="T3">10</text:span>/23</text:p>
      <text:p text:style-name="P30">Vaga estudiants.</text:p>
      <text:p text:style-name="P23"/>
      <text:p text:style-name="P23"/>
      <text:p text:style-name="P72">D<text:span text:style-name="T8">imecres</text:span><text:tab/><text:span text:style-name="T7">18</text:span>/<text:span text:style-name="T3">10</text:span>/23</text:p>
      <text:p text:style-name="P27"><text:span text:style-name="T7">Continuem</text:span> amb el pisa papers.</text:p>
      <text:p text:style-name="P23"/>
      <text:p text:style-name="P23"/>
      <text:p text:style-name="P73"><text:soft-page-break/>D<text:span text:style-name="T8">ijous</text:span><text:tab/><text:tab/><text:span text:style-name="T7">19</text:span>/<text:span text:style-name="T3">10</text:span>/23</text:p>
      <text:p text:style-name="P31">Mirem <text:a xlink:type="simple" xlink:href="https://www.elmanazas.com/como-hacer-roscas-con-machos-y-terrajas/">vídeo explicatiu rosques</text:a>.</text:p>
      <text:p text:style-name="P31"/>
      <text:p text:style-name="P31"/>
      <text:p text:style-name="P74">D<text:span text:style-name="T8">illuns</text:span><text:tab/><text:span text:style-name="T9">23</text:span>/<text:span text:style-name="T3">10</text:span>/23</text:p>
      <text:p text:style-name="P33">Comentem treball autònom 1.</text:p>
      <text:p text:style-name="P33">Comencem a comentar document <text:a xlink:type="simple" xlink:href="https://paulinoposada.github.io/web_mec/documents/rosca_tuerca_tornillo.pdf">rosca_tuerca_tornillo.pdf</text:a></text:p>
      <text:p text:style-name="P32"/>
      <text:p text:style-name="P32"/>
      <text:p text:style-name="P75">D<text:span text:style-name="T8">imarts</text:span><text:tab/><text:span text:style-name="T9">24</text:span>/<text:span text:style-name="T3">10</text:span>/23</text:p>
      <text:p text:style-name="P34"><text:span text:style-name="T10">Terminem de</text:span> comentar document <text:a xlink:type="simple" xlink:href="https://paulinoposada.github.io/web_mec/documents/rosca_tuerca_tornillo.pdf">rosca_tuerca_tornillo.pdf</text:a></text:p>
      <text:p text:style-name="P35">Comentem document <text:a xlink:type="simple" xlink:href="https://paulinoposada.github.io/web_mec/documents/rosca_pasos_hilos_brocas.pdf">rosca_pasos_hilos_brocas.pdf</text:a></text:p>
      <text:p text:style-name="P35">Feim <text:a xlink:type="simple" xlink:href="https://paulinoposada.github.io/web_mec/documents/acotacio_exercicis_1.pdf">exercicis d'acotació </text:a><text:a xlink:type="simple" xlink:href="https://paulinoposada.github.io/web_mec/documents/acotacio_exercicis_1.pdf"><text:span text:style-name="T11">1</text:span></text:a>.</text:p>
      <text:p text:style-name="P35"/>
      <text:p text:style-name="P78"/>
      <text:p text:style-name="P78">D<text:span text:style-name="T8">imecres</text:span><text:tab/><text:span text:style-name="T9">25</text:span>/<text:span text:style-name="T3">10</text:span>/23</text:p>
      <text:p text:style-name="P37">Baixem al taller i continuem amb el pisa papers.</text:p>
      <text:p text:style-name="P36"/>
      <text:p text:style-name="P36"/>
      <text:p text:style-name="P79">D<text:span text:style-name="T12">ijous</text:span><text:tab/><text:tab/><text:span text:style-name="T13">26</text:span>/<text:span text:style-name="T14">10</text:span>/23</text:p>
      <text:p text:style-name="P41">Baixa per gripe.</text:p>
      <text:p text:style-name="P41"/>
      <text:p text:style-name="P41"/>
      <text:p text:style-name="P80">D<text:span text:style-name="T12">illuns</text:span><text:tab/><text:span text:style-name="T15">30</text:span>/<text:span text:style-name="T14">10</text:span>/23</text:p>
      <text:p text:style-name="P44">Feim <text:a xlink:type="simple" xlink:href="https://paulinoposada.github.io/web_mec/documents/acotacio_exercicis_2.pdf">exercicis d'acotació 2</text:a> </text:p>
      <text:p text:style-name="P38">Baixem al taller i continuem amb el pisa papers.</text:p>
      <text:p text:style-name="P41"/>
      <text:p text:style-name="P81"/>
      <text:p text:style-name="P81">D<text:span text:style-name="T12">imarts</text:span><text:tab/><text:span text:style-name="T16">31</text:span>/<text:span text:style-name="T14">10</text:span>/23</text:p>
      <text:p text:style-name="P39">Baixem al taller i continuem amb el pisa papers.</text:p>
      <text:p text:style-name="P42"/>
      <text:p text:style-name="P42"/>
      <text:p text:style-name="P82">D<text:span text:style-name="T12">imecres</text:span><text:tab/><text:span text:style-name="T17">01</text:span>/<text:span text:style-name="T14">11</text:span>/23</text:p>
      <text:p text:style-name="P40"><text:span text:style-name="T17">Tots sants</text:span>.</text:p>
      <text:p text:style-name="P43"/>
      <text:p text:style-name="P82"/>
      <text:p text:style-name="P82">D<text:span text:style-name="T12">ijous</text:span><text:tab/><text:tab/><text:span text:style-name="T17">02</text:span>/<text:span text:style-name="T14">11</text:span>/23</text:p>
      <text:p text:style-name="P45">Feim <text:a xlink:type="simple" xlink:href="https://paulinoposada.github.io/web_mec/documents/acotacio_exercicis_2.pdf">exercicis d'acotació 2</text:a> </text:p>
      <text:p text:style-name="P46">Comentem <text:a xlink:type="simple" xlink:href="https://www.youtube.com/watch?si=RvJ44lt1Pb4JlZin&amp;v=e33cD5TEx64&amp;feature=youtu.be">vídeo acotació</text:a>.</text:p>
      <text:p text:style-name="P43"/>
      <text:p text:style-name="P83"/>
      <text:p text:style-name="P83">D<text:span text:style-name="T12">illuns</text:span><text:tab/><text:span text:style-name="T17">06</text:span>/<text:span text:style-name="T14">11</text:span>/23</text:p>
      <text:p text:style-name="P48">Comencem amb <text:a xlink:type="simple" xlink:href="https://paulinoposada.github.io/web_mec/documents/acotacio_exercicis_3.pdf">exercicis d'acotació 3</text:a></text:p>
      <text:p text:style-name="P47">Comentem <text:a xlink:type="simple" xlink:href="https://youtu.be/7JU-sObizA8?si=M0mQ_6QCkNBZ2ctQ"><text:span text:style-name="T18">vídeo vistes 1</text:span></text:a>.</text:p>
      <text:p text:style-name="P48">Dibuiexem vistes d'una grapadora i una llanterna.</text:p>
      <text:p text:style-name="P50">Baixem al taller.</text:p>
      <text:p text:style-name="P50"/>
      <text:p text:style-name="P50"/>
      <text:p text:style-name="P84">D<text:span text:style-name="T12">imarts</text:span><text:tab/><text:span text:style-name="T17">07</text:span>/<text:span text:style-name="T14">11</text:span>/23</text:p>
      <text:p text:style-name="P49">Come<text:span text:style-name="T19">ncem </text:span><text:a xlink:type="simple" xlink:href="https://paulinoposada.github.io/web_mec/documents/vistes.pdf"><text:span text:style-name="T19">exercicis vistes</text:span></text:a><text:span text:style-name="T19">.</text:span></text:p>
      <text:p text:style-name="P51">Baixem al taller.</text:p>
      <text:p text:style-name="P92"/>
      <text:p text:style-name="P84">D<text:span text:style-name="T12">imecres</text:span><text:tab/><text:span text:style-name="T17">08</text:span>/<text:span text:style-name="T14">11</text:span>/23</text:p>
      <text:p text:style-name="P56">Baixem all taller, part dels alumnes estan acabant la pràctica <text:a xlink:type="simple" xlink:href="https://paulinoposada.github.io/web_mec/documents/taller_pisa_papeles_pieza_1.pdf">1</text:a><text:a xlink:type="simple" xlink:href="https://paulinoposada.github.io/web_mec/documents/taller_pisa_papeles_pieza_1.pdf"><text:span text:style-name="T20">a</text:span></text:a> i <text:a xlink:type="simple" xlink:href="https://paulinoposada.github.io/web_mec/documents/taller_pisa_papeles_pieza_2.pdf">1b</text:a>, part ha començat amb la <text:a xlink:type="simple" xlink:href="https://paulinoposada.github.io/web_mec/documents/taller_plano_roscas.pdf">pràctica 2</text:a>.</text:p>
      <text:p text:style-name="P56"/>
      <text:p text:style-name="P56"/>
      <text:p text:style-name="P85">D<text:span text:style-name="T12">ijous</text:span><text:tab/><text:tab/><text:span text:style-name="T17">09</text:span>/<text:span text:style-name="T14">11</text:span>/23</text:p>
      <text:p text:style-name="P57"><text:span text:style-name="T21">Examen.</text:span> </text:p>
      <text:p text:style-name="P57"/>
      <text:p text:style-name="P57"/>
      <text:p text:style-name="P86">D<text:span text:style-name="T12">illuns</text:span><text:tab/><text:span text:style-name="T22">13</text:span>/<text:span text:style-name="T14">11</text:span>/23</text:p>
      <text:p text:style-name="P58"><text:span text:style-name="T22">Corregim examen.</text:span> </text:p>
      <text:p text:style-name="P52">Baixem al taller.</text:p>
      <text:p text:style-name="P58"/>
      <text:p text:style-name="P87"/>
      <text:p text:style-name="P87">D<text:span text:style-name="T12">imarts<text:tab/>14/11/23</text:span><text:span text:style-name="T24"> </text:span></text:p>
      <text:p text:style-name="P53">Baixem al taller, <text:a xlink:type="simple" xlink:href="https://paulinoposada.github.io/web_mec/documents/taller_plano_roscas.pdf"><text:span text:style-name="T25">pràctica 2</text:span></text:a>.</text:p>
      <text:p text:style-name="P59"/>
      <text:p text:style-name="P59"/>
      <text:p text:style-name="P87">D<text:span text:style-name="T12">imecres<text:tab/>15/11/23</text:span><text:span text:style-name="T24"> </text:span></text:p>
      <text:p text:style-name="P53">Baixem al taller, <text:a xlink:type="simple" xlink:href="https://paulinoposada.github.io/web_mec/documents/taller_plano_roscas.pdf"><text:span text:style-name="T25">pràctica 2</text:span></text:a>.</text:p>
      <text:p text:style-name="P53"/>
      <text:p text:style-name="P88"/>
      <text:p text:style-name="P88">D<text:span text:style-name="T12">ijous<text:tab/><text:tab/>16/11/23</text:span><text:span text:style-name="T24"> </text:span></text:p>
      <text:p text:style-name="P61">Preparació examen motors.</text:p>
      <text:p text:style-name="P61"/>
      <text:p text:style-name="P61"/>
      <text:p text:style-name="P89">D<text:span text:style-name="T12">illuns</text:span><text:tab/><text:span text:style-name="T26">20</text:span>/<text:span text:style-name="T14">11</text:span>/23</text:p>
      <text:p text:style-name="P63">Comentat <text:a xlink:type="simple" xlink:href="https://paulinoposada.github.io/web_mec/documents/classroom/tema_3_metrologia_mecanizado/tolerancias.pdf">toleràncies</text:a>.</text:p>
      <text:p text:style-name="P54">Baixem al taller.</text:p>
      <text:p text:style-name="P60"/>
      <text:p text:style-name="P89"/>
      <text:p text:style-name="P89">D<text:span text:style-name="T12">imarts<text:tab/>21/11/23</text:span><text:span text:style-name="T24"> </text:span></text:p>
      <text:p text:style-name="P63">Començat <text:a xlink:type="simple" xlink:href="https://paulinoposada.github.io/web_mec/documents/ejercicios_tolerancias.pdf">exercici toleràncies</text:a>.</text:p>
      <text:p text:style-name="P54">Baixem al taller, <text:a xlink:type="simple" xlink:href="https://paulinoposada.github.io/web_mec/documents/taller_plano_roscas.pdf"><text:span text:style-name="T25">pràctica 2</text:span></text:a>.</text:p>
      <text:p text:style-name="P60"/>
      <text:p text:style-name="P60"/>
      <text:p text:style-name="P89">D<text:span text:style-name="T12">imecres<text:tab/>22/11/23</text:span><text:span text:style-name="T24"> </text:span></text:p>
      <text:p text:style-name="P91"><text:span text:style-name="T24">C</text:span><text:span text:style-name="T23">ontinuat </text:span><text:a xlink:type="simple" xlink:href="https://paulinoposada.github.io/web_mec/documents/ejercicios_tolerancias.pdf"><text:span text:style-name="T23">exercici toleràncies</text:span></text:a><text:span text:style-name="T23">.</text:span></text:p>
      <text:p text:style-name="P54">Baixem al taller, <text:a xlink:type="simple" xlink:href="https://paulinoposada.github.io/web_mec/documents/taller_plano_roscas.pdf"><text:span text:style-name="T25">pràctica 2</text:span></text:a>.</text:p>
      <text:p text:style-name="P54"/>
      <text:p text:style-name="P89"/>
      <text:p text:style-name="P89">D<text:span text:style-name="T12">ijous<text:tab/><text:tab/>23/11/23</text:span><text:span text:style-name="T24"> </text:span></text:p>
      <text:p text:style-name="P63">Comentat micrómetre.</text:p>
      <text:p text:style-name="P63">Mostrat <text:a xlink:type="simple" xlink:href="https://www.stefanelli.eng.br/en/use-reading-micrometer-hundredth-millimeter/">micrómetre virtual</text:a>. </text:p>
      <text:p text:style-name="P63">Fet exercici micròmetre. </text:p>
      <text:p text:style-name="P63">Vídeo <text:s/><text:a xlink:type="simple" xlink:href="https://www.youtube.com/watch?si=2jlw0jWI6-L+QIRnN&amp;v=9LC6oZHvNvE&amp;feature=youtu.be">Útils de verificació</text:a>.</text:p>
      <text:p text:style-name="P62"/>
      <text:p text:style-name="P90">D<text:span text:style-name="T12">illuns</text:span><text:tab/><text:span text:style-name="T26">27</text:span>/<text:span text:style-name="T14">11</text:span>/23</text:p>
      <text:p text:style-name="P64">Comentat <text:a xlink:type="simple" xlink:href="https://www.youtube.com/watch?v=mvinD5enn3Q"><text:span text:style-name="T27">vídeo traçat</text:span></text:a><text:span text:style-name="T27">, fet preguntes relatives al vídeo</text:span>.</text:p>
      <text:p text:style-name="P55">Baixem al taller, <text:a xlink:type="simple" xlink:href="https://paulinoposada.github.io/web_mec/documents/taller_plano_roscas.pdf"><text:span text:style-name="T25">pràctica 2</text:span></text:a>.</text:p>
      <text:p text:style-name="P93"/>
      <text:p text:style-name="P97">D<text:span text:style-name="T12">imarts<text:tab/>28/11/23</text:span><text:span text:style-name="T24"> </text:span></text:p>
      <text:p text:style-name="P95">Co<text:span text:style-name="T28">rregit</text:span> <text:a xlink:type="simple" xlink:href="https://paulinoposada.github.io/web_mec/documents/ejercicios_tolerancias.pdf">exercici toleràncies</text:a>.</text:p>
      <text:p text:style-name="P96">Baixem al taller, <text:a xlink:type="simple" xlink:href="https://paulinoposada.github.io/web_mec/documents/taller_plano_roscas.pdf"><text:span text:style-name="T25">pràctica 2</text:span></text:a>.</text:p>
      <text:p text:style-name="P9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3-11-28T22:44:57.971863763</dc:date>
    <meta:editing-duration>PT27M52S</meta:editing-duration>
    <meta:editing-cycles>45</meta:editing-cycles>
    <meta:document-statistic meta:table-count="0" meta:image-count="0" meta:object-count="0" meta:page-count="5" meta:paragraph-count="127" meta:word-count="640" meta:character-count="4332" meta:non-whitespace-character-count="3786"/>
  </office:meta>
</office:document-meta>
</file>